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Project Ideas:</text:p>
      <text:p text:style-name="Standard">01) Program that calculates resistance, voltage, or amperes on basic circuits.</text:p>
      <text:p text:style-name="Standard">02) Program that calculates solution values for getting <text:s/>a buffer solution to ensure equilibrium</text:p>
      <text:p text:style-name="Standard">03) Program that simulates traffic flow on a given road</text:p>
      <text:p text:style-name="Standard">04) Program that will calculate forces on a plane or flying object</text:p>
      <text:p text:style-name="Standard">05) Program that calculates the odds of one atom hitting another and causing fusion or fission</text:p>
      <text:p text:style-name="Standard">06) Program that will simulate a force on a given material and output statistics</text:p>
      <text:p text:style-name="Standard">07) Program that calculates the most efficient way to harvest crops</text:p>
      <text:p text:style-name="Standard">08) Program that simulates a rocket launch</text:p>
      <text:p text:style-name="Standard">09) Program that simulates an urban system with given resources</text:p>
      <text:p text:style-name="Standard">10) Program that simulates growth and reproduction of a given organism and records the gene pool statistics</text:p>
      <text:p text:style-name="Standard"/>
      <text:p text:style-name="Standard">List of Sources:</text:p>
      <text:p text:style-name="Standard">01) MATLAB for Engineers 2<text:span text:style-name="T1">nd</text:span> Edition by <text:span text:style-name="T4">Holly Moore </text:span></text:p>
      <text:p text:style-name="Standard">02) Linear Circuit Analysis: Time Domain, Phasor, And Laplace Transform Approaches by <text:span text:style-name="T4">Raymond A. DeCarlo </text:span></text:p>
      <text:p text:style-name="Standard">03) Handbook of Chemical Engineering Calculations by Nicholas P. Chopey </text:p>
      <text:p text:style-name="Standard">04) Prin of Highway Engineering &amp; Traffic Analysis by <text:span text:style-name="T4">Fred L. Mannering </text:span></text:p>
      <text:p text:style-name="Standard">05) <text:bookmark text:name="btAsinTitle"/>Flight Physics: Essentials of Aeronautical Disciplines and Technology by Torenbeek, E. </text:p>
      <text:p text:style-name="Standard">06) Nuclear and Particle Physics: An Introduction by Martin, B. R. </text:p>
      <text:p text:style-name="Standard">07) The Science and Engineering of Materials, 6<text:span text:style-name="T1">th</text:span> Edition by L. H. Van Vlack </text:p>
      <text:p text:style-name="Standard">08) Fundamentals of Hybrid Rocket Combustion and Propulsion by Chiaverini, Martin J. </text:p>
      <text:p text:style-name="Standard">09) Globalization, Growth and Sustainability by Gupta, Satya Dev </text:p>
      <text:p text:style-name="Standard">10) Intuitive Probability and Random Processes Using MATLAB by Kay, Steven M. </text:p>
      <text:p text:style-name="Standard"/>
      <text:p text:style-name="Standard">Paragraph describing concept generation process:</text:p>
      <text:p text:style-name="Standard">Due to my limited use and experience with MATLAB, I am not certain quite how far this program can go in terms what a first year engineering student group could do with in. <text:s/>As such, the brainstorming of ideas was more or less only bound by the examples we have seen so far while doing the first homework assignment. <text:s/>The generation process began simply by listing engineering disciplines; after that, a general problem was assigned to each discipline that would embody the purpose of said discipline. <text:s/>The general problem was then researched further until something more detailed was found for each sect of engineer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9T23:17:58.32</meta:creation-date>
    <dc:date>2011-01-20T01:55:31.73</dc:date>
    <meta:editing-duration>PT02H37M26S</meta:editing-duration>
    <meta:editing-cycles>15</meta:editing-cycles>
    <meta:generator>OpenOffice.org/3.2$Win32 OpenOffice.org_project/320m18$Build-9502</meta:generator>
    <meta:document-statistic meta:table-count="0" meta:image-count="0" meta:object-count="0" meta:page-count="1" meta:paragraph-count="24" meta:word-count="354" meta:character-count="2218"/>
  </office:meta>
</office:document-meta>
</file>